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eredFileNameParser.extractRootName( final StringBuffer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yeredFileNameParser.encodeCharacte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eredFileNamePars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eredFileNameParser.parseUri( final VfsComponentContext context , FileName base , final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